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1" svg:font-family="'DejaVu Sans'"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list-style-name="WW8Num2"/>
    <style:style style:name="P3" style:family="paragraph" style:parent-style-name="Standard" style:list-style-name="WW8Num4"/>
    <style:style style:name="P4" style:family="paragraph" style:parent-style-name="Standard" style:list-style-name="WW8Num3"/>
    <style:style style:name="T1" style:family="text">
      <style:text-properties fo:language="en" fo:country="G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TIONAL ASSEMBLY </text:p>
      <text:p text:style-name="Standard"/>
      <text:p text:style-name="Standard">OFFICIAL REPORT </text:p>
      <text:p text:style-name="Standard"/>
      <text:p text:style-name="Standard">Wednesday, 20th March, 1991 </text:p>
      <text:p text:style-name="Standard"/>
      <text:p text:style-name="Standard">The House met at thirty minutes past Two o'clock. </text:p>
      <text:p text:style-name="Standard">[Mr Speaker in the Chair] </text:p>
      <text:p text:style-name="Standard"/>
      <text:p text:style-name="Standard">PRAYERS </text:p>
      <text:p text:style-name="Standard"/>
      <text:p text:style-name="Standard">PAPERS <text:s/>LAID </text:p>
      <text:p text:style-name="Standard"/>
      <text:p text:style-name="Standard">The following Papers were laid on the Table: </text:p>
      <text:p text:style-name="Standard">Kenya Accountants and Secretaries National Examinations Board Report and Accounts for the year ended 30th June, 1986. </text:p>
      <text:p text:style-name="Standard">Kenya Accountants and Secretaries National Examinations Board Report and Accounts for the year ended 30th June, 1987. </text:p>
      <text:p text:style-name="Standard">Kenya Reinsurance Corporation Annual Report and Accounts for the year ended 31st December, 1985. </text:p>
      <text:p text:style-name="Standard">Kenya Reinsurance Corporation Annual Report and Accounts for the year ended 31st December, 1986. </text:p>
      <text:p text:style-name="Standard">Kenya Post Office Savings Bank Annual Report and Accounts for the year ended 31st December, 1980. </text:p>
      <text:p text:style-name="Standard">Kenya Post Office Savings Bank Annual Report and Accounts for the year ended 31st December, 1981. </text:p>
      <text:p text:style-name="Standard">Kenya Post Office Savings Bank Annual Report and Accounts for the year ended 31st December, 1982. </text:p>
      <text:p text:style-name="Standard">Kenya Post Office Savings Bank Annual Report and Accounts for the year ended 31st December, 1983. </text:p>
      <text:p text:style-name="Standard"/>
      <text:p text:style-name="Standard">(By the Assistant Minister for Finance (Mr. Keah) on behalf of the Minister for Finance)</text:p>
      <text:p text:style-name="Standard"/>
      <text:p text:style-name="Standard">COMMUNICATION FROM THE CHAIR</text:p>
      <text:p text:style-name="Standard"/>
      <text:p text:style-name="Standard">The Speaker: </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ext:soft-page-break/>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p text:style-name="Standard"/>
      <text:p text:style-name="Standard">Mr william nsubuga: </text:p>
      <text:p text:style-name="Standard">Thank you, Mr Speaker. One of the issues why the attendance is poor is that in most cases we begin plenary very late, yet you always adjourn this House to 2.00 p.m. Members are always here at 2.00 p.m. but we begin towards 3.00 p.m., so there is need to keep time.</text:p>
      <text:p text:style-name="Standard"/>
      <text:p text:style-name="Standard">THE SPEAKER: </text:p>
      <text:p text:style-name="Standard"/>
      <text:p text:style-name="Standard">That has no merit, I must say. You mean they went away because we did not start at 2.00 p.m.? When I am in my chambers I watch the attendance here. <text:s/></text:p>
      <text:p text:style-name="Standard"/>
      <text:p text:style-name="Standard"/>
      <text:p text:style-name="Standard">POINT OF ORDER</text:p>
      <text:p text:style-name="Standard"/>
      <text:p text:style-name="Standard">Banning of Matatus from Accessing <text:s/>Nairobi CBD</text:p>
      <text:p text:style-name="Standard"/>
      <text:p text:style-name="Standard"><text:span text:style-name="T1">The Member for Malava (Mr. Shitanda): </text:span></text:p>
      <text:p text:style-name="Standard"><text:span text:style-name="T1">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text:span></text:p>
      <text:p text:style-name="Standard">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p text:style-name="Standard"><text:span text:style-name="T1"/></text:p>
      <text:p text:style-name="Standard"><text:span text:style-name="T1">The Vice-President and Minister for Home Affairs (Mr. Musyoka): </text:span></text:p>
      <text:p text:style-name="Standard"><text:span text:style-name="T1">Mr. Speaker, Sir, I undertake to communicate that concern by the hon. Member to the Minister for Local Government.</text:span></text:p>
      <text:p text:style-name="Standard"/>
      <text:p text:style-name="Standard">(Mr. Keter stood up in his place)</text:p>
      <text:p text:style-name="Standard"/>
      <text:p text:style-name="Standard"><text:span text:style-name="T1">Mr. Speaker: </text:span></text:p>
      <text:p text:style-name="Standard"><text:span text:style-name="T1">Mr. Keter, although you did indicate to me yesterday afternoon that you would seek a Ministerial Statement, you did not come to my office as agreed, to tell me the gist of the Ministerial Statement. So, you cannot ask for it now! </text:span>Next Order!</text:p>
      <text:p text:style-name="Standard"/>
      <text:p text:style-name="Standard"><text:soft-page-break/>NOTICE OF MOTION</text:p>
      <text:p text:style-name="Standard"/>
      <text:p text:style-name="Standard">Release of Game Reserve Land for Public Use</text:p>
      <text:p text:style-name="Standard"/>
      <text:p text:style-name="Standard">Mr. Galgallo: </text:p>
      <text:p text:style-name="Standard">Mr. Speaker, Sir, I beg to give notice of the following Motion:</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degazette those reserves that are non-viable with a view to releazing more land for public use.</text:p>
      <text:p text:style-name="Standard"/>
      <text:p text:style-name="Standard">PROCEDURAL MOTIONS</text:p>
      <text:p text:style-name="Standard"/>
      <text:p text:style-name="Standard">Limitation of Debate: Presidential Address</text:p>
      <text:p text:style-name="Standard"/>
      <text:p text:style-name="Standard">The Minister for Energy (Mr. N. Biwott): </text:p>
      <text:p text:style-name="Standard">Mr. Speaker, Sir, I beg to move the following Procedural Motion:</text:p>
      <text:p text:style-name="Standard">That the debate on the Motion of Presidential Address be limited to a maximum of seven days, with not more than ten minutes for each Member speaking excluding the Mover in moving and replying who shall be limited to twenty minutes in either case.</text:p>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text:p>
      <text:p text:style-name="Standard">With these few remarks, Mr. Speaker, Sir, I would like to commend this Procedural Motion to the hon. Members and I beg to move.</text:p>
      <text:p text:style-name="Standard"/>
      <text:p text:style-name="Standard">The Minister for Regional Development (Mr. Midika):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text:p>
      <text:p text:style-name="Standard"/>
      <text:p text:style-name="Standard">(Question proposed)</text:p>
      <text:p text:style-name="Standard">(Question put and agreed to)</text:p>
      <text:p text:style-name="Standard"/>
      <text:p text:style-name="Standard">ORAL ANSWERS TO QUESTIONS</text:p>
      <text:p text:style-name="Standard">No. 332</text:p>
      <text:p text:style-name="Standard">Bitumenization of Arabia Airstrip</text:p>
      <text:p text:style-name="Standard"/>
      <text:p text:style-name="Standard">Mr. Aden asked the Minister for Transport and Communication - </text:p>
      <text:p text:style-name="Standard">(a)why the Ministry has abandoned the work of bituminizing the Arabia Airstrip after having done the project half-way in 1978; and</text:p>
      <text:p text:style-name="Standard">(b)when this work will be completed.</text:p>
      <text:p text:style-name="Standard"/>
      <text:p text:style-name="Standard"><text:soft-page-break/>The Assistant Minister for Transport and Communications (Dr. Momanyi): </text:p>
      <text:p text:style-name="Standard">Mr. Speaker, Sir, I beg to reply.</text:p>
      <text:p text:style-name="Standard">(a) The Arabia Airstrip is of gravel surface, and that is how it was intended to be. At no time has any bitumen work ever been undertaken in 1978 and stopped, as the question implies. The airstrip was last graded in June, 1988.</text:p>
      <text:p text:style-name="Standard">(b) According to the Ministry's current Development Plan there is no provision to bituminize Arabia Airstrip.</text:p>
      <text:p text:style-name="Standard"/>
      <text:p text:style-name="Standard">Mr. Aden: </text:p>
      <text:p text:style-name="Standard">Arising from the reply given by the Assistant Minister, is he denying the fact that the Mandera District Development Committee (D.D.C.) recommended bituminization of this particular airstrip way back in 1977? What did the Ministry do about that recommendation of the D.D.C.?</text:p>
      <text:p text:style-name="Standard"/>
      <text:p text:style-name="Standard">Dr. Momanyi: </text:p>
      <text:p text:style-name="Standard">Mr. Speaker, Sir, it is not always that the Minisry goes by the recommendations of the D.D.C. This is because to build an airstrip, you must look at various things. I want to inform the House now that there is no sufficient volume of traffic for the Arabia Airstrip. Already, in Mandera District, we have bituminized airstrips at El Wak, El Rhamu and Mandera.</text:p>
      <text:p text:style-name="Standard"/>
      <text:p text:style-name="Standard">Mr. Aden: </text:p>
      <text:p text:style-name="Standard">Mr. Speaker, Sir, I am amazed by the reply given by the Assistant Minister. It is the people who live in the area who know what the airstrip is like. Now the basis of development is the recommendation of the D.D.C. Now that the Assistant Minister says that they abide by the recommendations of the D.D.C., does he imply that his Ministry is better placed to know about the place than the inhabitants of Arabia?</text:p>
      <text:p text:style-name="Standard"/>
      <text:p text:style-name="Standard">Dr. Momanyi: </text:p>
      <text:p text:style-name="Standard">Mr. Speaker, Sir, I said it is not always that the Ministry goes by the recommendations of the D.D.C. Hon. Aden should have understood that. However, let me now give the statistical figures which come form the Directorate of Civil Aviation (D.C.A.).</text:p>
      <text:p text:style-name="Standard">(...)</text:p>
      <text:p text:style-name="Standard"/>
      <text:p text:style-name="Standard">Mr. Aden: </text:p>
      <text:p text:style-name="Standard">Thank you, Mr. Speaker, Sir. I do not know how the Assistant Minister wants an airstrip that is unfinished to be used by an aircraft. Is he aware that various officials who fly out of Nairobi, and who want to visit particular projects in that division, land at Mandera Airstrip, which is 35 miles away and then drive by road because there is no serviceable landing airstrip?</text:p>
      <text:p text:style-name="Standard"/>
      <text:p text:style-name="Standard">Dr. Momanyi: </text:p>
      <text:p text:style-name="Standard">Mr. Speaker, Sir, the airstrip has been maintained regularly. It was last graded in 1988. I would like to inform the hon. Member that gravel surface, if it has a strong foundation and is well-maintained, can be used by aircraft of a certain weight.</text:p>
      <text:p text:style-name="Standard">Mr. Speaker: Next question.</text:p>
      <text:p text:style-name="Standard"><text:soft-page-break/></text:p>
      <text:p text:style-name="Standard"/>
      <text:p text:style-name="Standard">ADJOURNMENT</text:p>
      <text:p text:style-name="Standard"/>
      <text:p text:style-name="Standard">The Temporary Deputy Speaker (Mr. Kabingu-Muregi): </text:p>
      <text:p text:style-name="Standard">It is now time for the interruption of business. The House is, therefore, adjourned until tomorrow, Wednesday, 11th May, at 9.00 a.m. </text:p>
      <text:p text:style-name="Standard">The House rose at thirty minutes past Six o'clo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autospace="none"/>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style:line-height-at-least="0.3335in" fo:text-align="justify" style:justify-single-word="false" fo:keep-with-next="always" style:text-autospace="none"/>
      <style:text-properties fo:font-size="16pt" style:font-size-asian="16pt" style:font-size-complex="16pt"/>
    </style:style>
    <style:style style:name="Heading_20_3" style:display-name="Heading 3" style:family="paragraph" style:parent-style-name="Standard" style:next-style-name="Standard" style:default-outline-level="3" style:class="text">
      <style:paragraph-properties style:line-height-at-least="0.3335in" fo:text-align="center" style:justify-single-word="false" fo:keep-with-next="always" style:text-autospace="none"/>
      <style:text-properties fo:font-size="14pt" fo:font-style="italic" style:font-size-asian="14pt" style:font-style-asian="italic" style:font-size-complex="14pt" style:font-style-complex="italic"/>
    </style:style>
    <style:style style:name="Heading_20_5" style:display-name="Heading 5" style:family="paragraph" style:parent-style-name="Standard" style:next-style-name="Standard" style:default-outline-level="5" style:class="text">
      <style:paragraph-properties fo:margin-left="0in" fo:margin-right="0in" fo:margin-top="0in" fo:margin-bottom="0.0835in" fo:text-align="center" style:justify-single-word="false" fo:text-indent="0.1665in" style:auto-text-indent="false" fo:keep-with-next="always"/>
      <style:text-properties style:font-name="Times" fo:font-size="9pt" fo:font-weight="normal" style:font-size-asian="9pt" style:font-weight-asian="normal"/>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variant="small-caps" style:font-name="Times" fo:font-size="9pt" fo:font-weight="normal" style:font-size-asian="9pt" style:font-weight-asian="normal"/>
    </style:style>
    <style:style style:name="Heading_20_7" style:display-name="Heading 7" style:family="paragraph" style:parent-style-name="Standard" style:next-style-name="Standard" style:default-outline-level="7" style:class="text">
      <style:paragraph-properties fo:margin-left="0in" fo:margin-right="0in" fo:margin-top="0in" fo:margin-bottom="0.0835in" fo:text-align="justify" style:justify-single-word="false" fo:text-indent="0.1665in" style:auto-text-indent="false" fo:keep-with-next="always"/>
      <style:text-properties fo:font-variant="small-caps" style:font-name="Times" fo:font-size="9pt" fo:font-weight="normal" style:font-size-asian="9pt" style:font-weight-asian="normal"/>
    </style:style>
    <style:style style:name="Body_20_Text_20_3" style:display-name="Body Text 3" style:family="paragraph" style:parent-style-name="Standard">
      <style:paragraph-properties style:line-height-at-least="0.3335in" fo:text-align="justify" style:justify-single-word="false" style:text-autospace="none"/>
    </style:style>
    <style:style style:name="Body_20_Text_20_2" style:display-name="Body Text 2" style:family="paragraph" style:parent-style-name="Standard">
      <style:paragraph-properties style:line-height-at-least="0.3335in" fo:text-align="center" style:justify-single-word="false" style:text-autospace="none"/>
      <style:text-properties fo:font-style="italic" style:font-style-asian="italic" style:font-style-complex="italic"/>
    </style:style>
    <style:style style:name="WW8Num2z0" style:family="text">
      <style:text-properties fo:font-style="italic" style:font-style-asian="italic"/>
    </style:style>
    <style:style style:name="WW8Num3z0" style:family="text">
      <style:text-properties fo:font-style="italic" style:font-style-asian="italic"/>
    </style:style>
    <style:style style:name="WW8Num4z0" style:family="text">
      <style:text-properties fo:font-style="italic" style:font-style-asian="italic"/>
    </style:style>
    <style:style style:name="Absatz-Standardschriftart" style:family="text"/>
    <style:style style:name="Default_20_Paragraph_20_Font" style:display-name="Default Paragraph Font" style:family="text"/>
    <style:style style:name="WW8Num1z0" style:family="text">
      <style:text-properties fo:font-style="italic" style:font-style-asian="italic"/>
    </style:style>
    <style:style style:name="WW8Num5z0" style:family="text">
      <style:text-properties fo:font-style="italic" style:font-style-asian="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ursday, 8 February 2007</dc:title>
    <meta:initial-creator>Esther Mwambu</meta:initial-creator>
    <meta:creation-date>2007-09-03T11:23:00</meta:creation-date>
    <dc:creator>Ashok Hariharan</dc:creator>
    <dc:date>2011-07-31T00:31:24.40</dc:date>
    <meta:editing-cycles>6</meta:editing-cycles>
    <meta:editing-duration>PT1H19M15S</meta:editing-duration>
    <meta:generator>OpenOffice.org/3.3$Win32 OpenOffice.org_project/330m20$Build-9567</meta:generator>
    <meta:document-statistic meta:table-count="0" meta:image-count="0" meta:object-count="0" meta:page-count="5" meta:paragraph-count="79" meta:word-count="1533" meta:character-count="8883"/>
    <meta:user-defined meta:name="Info 1"/>
    <meta:user-defined meta:name="Info 2"/>
    <meta:user-defined meta:name="Info 3"/>
    <meta:user-defined meta:name="Info 4"/>
  </office:meta>
</office:document-meta>
</file>